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700000105C50DA6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5" style:family="table">
      <style:table-properties style:width="6.6979in" fo:margin-left="0in" fo:margin-right="-0.0028in" table:align="margins"/>
    </style:style>
    <style:style style:name="Table25.A" style:family="table-column">
      <style:table-column-properties style:column-width="1.6146in" style:rel-column-width="15797*"/>
    </style:style>
    <style:style style:name="Table25.B" style:family="table-column">
      <style:table-column-properties style:column-width="5.0833in" style:rel-column-width="4973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data-style-name="N80">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1" style:family="table">
      <style:table-properties style:width="6.6875in" table:align="left"/>
    </style:style>
    <style:style style:name="Table1.A" style:family="table-column">
      <style:table-column-properties style:column-width="1.4688in"/>
    </style:style>
    <style:style style:name="Table1.B" style:family="table-column">
      <style:table-column-properties style:column-width="3.7743in"/>
    </style:style>
    <style:style style:name="Table1.C" style:family="table-column">
      <style:table-column-properties style:column-width="1.4444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51in" table:align="margins"/>
    </style:style>
    <style:style style:name="Table5.A" style:family="table-column">
      <style:table-column-properties style:column-width="6.6951in" style:rel-column-width="65535*"/>
    </style:style>
    <style:style style:name="Table5.A1" style:family="table-cell">
      <style:table-cell-properties fo:padding="0.0382in" fo:border="0.0007in solid #000000"/>
    </style:style>
    <style:style style:name="Table6" style:family="table">
      <style:table-properties style:width="6.6875in" table:align="left"/>
    </style:style>
    <style:style style:name="Table6.A" style:family="table-column">
      <style:table-column-properties style:column-width="1.4688in"/>
    </style:style>
    <style:style style:name="Table6.B" style:family="table-column">
      <style:table-column-properties style:column-width="3.7743in"/>
    </style:style>
    <style:style style:name="Table6.C" style:family="table-column">
      <style:table-column-properties style:column-width="1.4444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6951in" table:align="margins"/>
    </style:style>
    <style:style style:name="Table11.A" style:family="table-column">
      <style:table-column-properties style:column-width="6.6951in" style:rel-column-width="65535*"/>
    </style:style>
    <style:style style:name="Table11.A1" style:family="table-cell">
      <style:table-cell-properties fo:padding="0.0382in" fo:border="0.0007in solid #000000"/>
    </style:style>
    <style:style style:name="Table2" style:family="table">
      <style:table-properties style:width="6.6875in" table:align="left"/>
    </style:style>
    <style:style style:name="Table2.A" style:family="table-column">
      <style:table-column-properties style:column-width="1.4688in"/>
    </style:style>
    <style:style style:name="Table2.B" style:family="table-column">
      <style:table-column-properties style:column-width="3.7743in"/>
    </style:style>
    <style:style style:name="Table2.C" style:family="table-column">
      <style:table-column-properties style:column-width="1.4444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51in" table:align="margins"/>
    </style:style>
    <style:style style:name="Table3.A" style:family="table-column">
      <style:table-column-properties style:column-width="6.6951in" style:rel-column-width="65535*"/>
    </style:style>
    <style:style style:name="Table3.A1" style:family="table-cell">
      <style:table-cell-properties fo:padding="0.0382in" fo:border="0.0007in solid #000000"/>
    </style:style>
    <style:style style:name="Table4" style:family="table">
      <style:table-properties style:width="6.6875in" table:align="left"/>
    </style:style>
    <style:style style:name="Table4.A" style:family="table-column">
      <style:table-column-properties style:column-width="1.4688in"/>
    </style:style>
    <style:style style:name="Table4.B" style:family="table-column">
      <style:table-column-properties style:column-width="3.7743in"/>
    </style:style>
    <style:style style:name="Table4.C" style:family="table-column">
      <style:table-column-properties style:column-width="1.4444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7" style:family="table">
      <style:table-properties style:width="6.6951in" table:align="margins"/>
    </style:style>
    <style:style style:name="Table7.A" style:family="table-column">
      <style:table-column-properties style:column-width="6.6951in" style:rel-column-width="65535*"/>
    </style:style>
    <style:style style:name="Table7.A1" style:family="table-cell">
      <style:table-cell-properties fo:padding="0.0382in" fo:border="0.0007in solid #000000"/>
    </style:style>
    <style:style style:name="Table8" style:family="table">
      <style:table-properties style:width="6.6875in" table:align="left"/>
    </style:style>
    <style:style style:name="Table8.A" style:family="table-column">
      <style:table-column-properties style:column-width="1.4688in"/>
    </style:style>
    <style:style style:name="Table8.B" style:family="table-column">
      <style:table-column-properties style:column-width="3.7743in"/>
    </style:style>
    <style:style style:name="Table8.C" style:family="table-column">
      <style:table-column-properties style:column-width="1.4444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6951in" table:align="margins"/>
    </style:style>
    <style:style style:name="Table9.A" style:family="table-column">
      <style:table-column-properties style:column-width="6.6951in" style:rel-column-width="65535*"/>
    </style:style>
    <style:style style:name="Table9.A1" style:family="table-cell">
      <style:table-cell-properties fo:padding="0.0382in" fo:border="0.0007in solid #000000"/>
    </style:style>
    <style:style style:name="Table10" style:family="table">
      <style:table-properties style:width="4.2292in" table:align="left"/>
    </style:style>
    <style:style style:name="Table10.A" style:family="table-column">
      <style:table-column-properties style:column-width="1.341in"/>
    </style:style>
    <style:style style:name="Table10.B" style:family="table-column">
      <style:table-column-properties style:column-width="2.8882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2" style:family="table">
      <style:table-properties style:width="6.6951in" table:align="margins"/>
    </style:style>
    <style:style style:name="Table12.A" style:family="table-column">
      <style:table-column-properties style:column-width="6.6951in" style:rel-column-width="65535*"/>
    </style:style>
    <style:style style:name="Table12.A1" style:family="table-cell">
      <style:table-cell-properties fo:padding="0.0382in" fo:border="0.0007in solid #000000"/>
    </style:style>
    <style:style style:name="Table13" style:family="table">
      <style:table-properties style:width="6.6951in" table:align="margins"/>
    </style:style>
    <style:style style:name="Table13.A" style:family="table-column">
      <style:table-column-properties style:column-width="6.6951in" style:rel-column-width="65535*"/>
    </style:style>
    <style:style style:name="Table13.A1" style:family="table-cell">
      <style:table-cell-properties fo:padding="0.0382in" fo:border="0.0007in solid #000000"/>
    </style:style>
    <style:style style:name="Table14" style:family="table">
      <style:table-properties style:width="6.6951in" table:align="margins"/>
    </style:style>
    <style:style style:name="Table14.A" style:family="table-column">
      <style:table-column-properties style:column-width="6.6951in" style:rel-column-width="65535*"/>
    </style:style>
    <style:style style:name="Table14.A1" style:family="table-cell">
      <style:table-cell-properties fo:padding="0.0382in" fo:border="0.0007in solid #000000"/>
    </style:style>
    <style:style style:name="Table15" style:family="table">
      <style:table-properties style:width="6.6951in" table:align="margins"/>
    </style:style>
    <style:style style:name="Table15.A" style:family="table-column">
      <style:table-column-properties style:column-width="6.6951in" style:rel-column-width="65535*"/>
    </style:style>
    <style:style style:name="Table15.A1" style:family="table-cell">
      <style:table-cell-properties fo:padding="0.0382in" fo:border="0.0007in solid #000000"/>
    </style:style>
    <style:style style:name="Table16" style:family="table">
      <style:table-properties style:width="6.6951in" table:align="margins"/>
    </style:style>
    <style:style style:name="Table16.A" style:family="table-column">
      <style:table-column-properties style:column-width="6.6951in" style:rel-column-width="65535*"/>
    </style:style>
    <style:style style:name="Table16.A1" style:family="table-cell">
      <style:table-cell-properties fo:padding="0.0382in" fo:border="0.0007in solid #000000"/>
    </style:style>
    <style:style style:name="Table17" style:family="table">
      <style:table-properties style:width="6.6951in" table:align="margins"/>
    </style:style>
    <style:style style:name="Table17.A" style:family="table-column">
      <style:table-column-properties style:column-width="6.6951in" style:rel-column-width="65535*"/>
    </style:style>
    <style:style style:name="Table17.A1" style:family="table-cell">
      <style:table-cell-properties fo:padding="0.0382in" fo:border="0.0007in solid #000000"/>
    </style:style>
    <style:style style:name="P1"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28pt" style:font-size-asian="28pt" style:font-size-complex="2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6" style:family="paragraph" style:parent-style-name="Footer">
      <style:paragraph-properties fo:text-align="end" style:justify-single-word="false"/>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margin-left="0in" fo:margin-right="0in" fo:text-align="start" style:justify-single-word="false" fo:text-indent="0in" style:auto-text-indent="false" style:text-autospace="none"/>
      <style:text-properties fo:color="#008200" style:font-name="Monospace" fo:font-size="10pt" style:font-name-asian="Monospace" style:font-size-asian="10pt" style:font-name-complex="Monospace" style:font-size-complex="10pt"/>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Text_20_body">
      <style:text-properties fo:font-style="italic" style:font-style-asian="italic" style:font-style-complex="italic"/>
    </style:style>
    <style:style style:name="P12" style:family="paragraph" style:parent-style-name="Text_20_body" style:master-page-name="First_20_Page">
      <style:paragraph-properties style:page-number="auto"/>
    </style:style>
    <style:style style:name="P13" style:family="paragraph" style:parent-style-name="Table_20_Contents" style:list-style-name="L1"/>
    <style:style style:name="P14" style:family="paragraph" style:parent-style-name="Table_20_Contents">
      <style:text-properties fo:font-size="10pt" style:font-size-asian="10pt" style:font-size-complex="10pt"/>
    </style:style>
    <style:style style:name="P15" style:family="paragraph" style:parent-style-name="Table_20_Contents">
      <style:text-properties style:font-name="Monospace" fo:font-size="8pt" style:font-size-asian="8pt" style:font-size-complex="8pt"/>
    </style:style>
    <style:style style:name="P16" style:family="paragraph" style:parent-style-name="Table_20_Contents">
      <style:text-properties style:font-name="Monospace" fo:font-size="7pt" style:font-size-asian="7pt" style:font-size-complex="7pt"/>
    </style:style>
    <style:style style:name="P17" style:family="paragraph" style:parent-style-name="Table_20_Contents">
      <style:paragraph-properties fo:margin-left="0in" fo:margin-right="0in" fo:text-align="start" style:justify-single-word="false" fo:text-indent="0in" style:auto-text-indent="false" style:text-autospace="none"/>
      <style:text-properties fo:color="#008200" style:font-name="Monospace" fo:font-size="10pt" style:font-name-asian="Monospace" style:font-size-asian="10pt" style:font-name-complex="Monospace" style:font-size-complex="10pt"/>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53in" style:type="right"/>
        </style:tab-stops>
      </style:paragraph-properties>
    </style:style>
    <style:style style:name="P20" style:family="paragraph" style:parent-style-name="Contents_20_2">
      <style:paragraph-properties>
        <style:tab-stops>
          <style:tab-stop style:position="6.4984in" style:type="right"/>
        </style:tab-stops>
      </style:paragraph-properties>
    </style:style>
    <style:style style:name="P21" style:family="paragraph" style:parent-style-name="Contents_20_3">
      <style:paragraph-properties>
        <style:tab-stops>
          <style:tab-stop style:position="6.302in" style:type="righ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Monospace" fo:font-size="10pt" style:font-size-asian="10pt" style:font-size-complex="10pt"/>
    </style:style>
    <style:style style:name="T4" style:family="text">
      <style:text-properties style:font-style-asian="italic"/>
    </style:style>
    <style:style style:name="T5" style:family="text">
      <style:text-properties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Text_20_body"/>
      <text:p text:style-name="Text_20_body"/>
      <text:p text:style-name="Text_20_body"/>
      <text:p text:style-name="Text_20_body"/>
      <text:p text:style-name="Text_20_body"/>
      <text:p text:style-name="P3">Pensio Payment Gateway<text:line-break/><text:span text:style-name="T2">Merchant API Component for Navision</text:span></text:p>
      <text:p text:style-name="P4"><text:date style:data-style-name="N80" text:date-value="2010-09-07T09:27:49.99" text:fixed="true">7. Sep. 2010</text:date></text:p>
      <text:p text:style-name="P5">Copyright © 2010 Pensio Ap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5" text:style-name="Contents_20_5">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1_Head">
            <text:p text:style-name="P18">Table of Contents</text:p>
          </text:index-title>
          <text:p text:style-name="P19"><text:a xlink:type="simple" xlink:href="#1.Revision History|outline" text:style-name="Internet_20_link" text:visited-style-name="Internet_20_link">Revision History<text:tab/>3</text:a></text:p>
          <text:p text:style-name="P19"><text:a xlink:type="simple" xlink:href="#2.Audience|outline" text:style-name="Internet_20_link" text:visited-style-name="Internet_20_link">Audience<text:tab/>4</text:a></text:p>
          <text:p text:style-name="P19"><text:a xlink:type="simple" xlink:href="#3.Purpose|outline" text:style-name="Internet_20_link" text:visited-style-name="Internet_20_link">Purpose<text:tab/>4</text:a></text:p>
          <text:p text:style-name="P19"><text:a xlink:type="simple" xlink:href="#4.Installation|outline" text:style-name="Internet_20_link" text:visited-style-name="Internet_20_link">Installation<text:tab/>5</text:a></text:p>
          <text:p text:style-name="P20"><text:a xlink:type="simple" xlink:href="#4.1.DLL Structure|outline" text:style-name="Internet_20_link" text:visited-style-name="Internet_20_link">DLL Structure<text:tab/>5</text:a></text:p>
          <text:p text:style-name="P19"><text:a xlink:type="simple" xlink:href="#5.Function calls|outline" text:style-name="Internet_20_link" text:visited-style-name="Internet_20_link">Function calls<text:tab/>6</text:a></text:p>
          <text:p text:style-name="P20"><text:a xlink:type="simple" xlink:href="#5.1.Pensio.Merchant.Initialize|outline" text:style-name="Internet_20_link" text:visited-style-name="Internet_20_link">Pensio.Merchant.Initialize<text:tab/>6</text:a></text:p>
          <text:p text:style-name="P21"><text:a xlink:type="simple" xlink:href="#5.1.1.Parameters|outline" text:style-name="Internet_20_link" text:visited-style-name="Internet_20_link">Parameters<text:tab/>6</text:a></text:p>
          <text:p text:style-name="P21"><text:a xlink:type="simple" xlink:href="#5.1.2.Example|outline" text:style-name="Internet_20_link" text:visited-style-name="Internet_20_link">Example<text:tab/>6</text:a></text:p>
          <text:p text:style-name="P20"><text:a xlink:type="simple" xlink:href="#5.2.Pensio.Merchant.Capture|outline" text:style-name="Internet_20_link" text:visited-style-name="Internet_20_link">Pensio.Merchant.Capture<text:tab/>7</text:a></text:p>
          <text:p text:style-name="P21"><text:a xlink:type="simple" xlink:href="#5.2.1.Parameters|outline" text:style-name="Internet_20_link" text:visited-style-name="Internet_20_link">Parameters<text:tab/>7</text:a></text:p>
          <text:p text:style-name="P21"><text:a xlink:type="simple" xlink:href="#5.2.2.Example|outline" text:style-name="Internet_20_link" text:visited-style-name="Internet_20_link">Example<text:tab/>7</text:a></text:p>
          <text:p text:style-name="P20"><text:a xlink:type="simple" xlink:href="#5.3.Pensio.Merchant.Refund|outline" text:style-name="Internet_20_link" text:visited-style-name="Internet_20_link">Pensio.Merchant.Refund<text:tab/>8</text:a></text:p>
          <text:p text:style-name="P21"><text:a xlink:type="simple" xlink:href="#5.3.1.Parameters|outline" text:style-name="Internet_20_link" text:visited-style-name="Internet_20_link">Parameters<text:tab/>8</text:a></text:p>
          <text:p text:style-name="P21"><text:a xlink:type="simple" xlink:href="#5.3.2.Example|outline" text:style-name="Internet_20_link" text:visited-style-name="Internet_20_link">Example<text:tab/>8</text:a></text:p>
          <text:p text:style-name="P20"><text:a xlink:type="simple" xlink:href="#5.4.Pensio.Merchant.Release|outline" text:style-name="Internet_20_link" text:visited-style-name="Internet_20_link">Pensio.Merchant.Release<text:tab/>9</text:a></text:p>
          <text:p text:style-name="P21"><text:a xlink:type="simple" xlink:href="#5.4.1.Parameters|outline" text:style-name="Internet_20_link" text:visited-style-name="Internet_20_link">Parameters<text:tab/>9</text:a></text:p>
          <text:p text:style-name="P21"><text:a xlink:type="simple" xlink:href="#5.4.2.Example|outline" text:style-name="Internet_20_link" text:visited-style-name="Internet_20_link">Example<text:tab/>9</text:a></text:p>
          <text:p text:style-name="P20"><text:a xlink:type="simple" xlink:href="#5.5.Pensio.Merchant.Split|outline" text:style-name="Internet_20_link" text:visited-style-name="Internet_20_link">Pensio.Merchant.Split<text:tab/>10</text:a></text:p>
          <text:p text:style-name="P21"><text:a xlink:type="simple" xlink:href="#5.5.1.Parameters|outline" text:style-name="Internet_20_link" text:visited-style-name="Internet_20_link">Parameters<text:tab/>10</text:a></text:p>
          <text:p text:style-name="P21"><text:a xlink:type="simple" xlink:href="#5.5.2.Example|outline" text:style-name="Internet_20_link" text:visited-style-name="Internet_20_link">Example<text:tab/>10</text:a></text:p>
          <text:p text:style-name="P20"><text:a xlink:type="simple" xlink:href="#5.6.Pensio.Merchant.GetPayment|outline" text:style-name="Internet_20_link" text:visited-style-name="Internet_20_link">Pensio.Merchant.GetPayment<text:tab/>11</text:a></text:p>
          <text:p text:style-name="P20"><text:a xlink:type="simple" xlink:href="#5.7.Pensio.Merchant.PreauthRecurring|outline" text:style-name="Internet_20_link" text:visited-style-name="Internet_20_link">Pensio.Merchant.PreauthRecurring<text:tab/>12</text:a></text:p>
          <text:p text:style-name="P20"><text:a xlink:type="simple" xlink:href="#5.8.Pensio.Merchant.CaptureRecurring|outline" text:style-name="Internet_20_link" text:visited-style-name="Internet_20_link">Pensio.Merchant.CaptureRecurring<text:tab/>13</text:a></text:p>
          <text:p text:style-name="P20"><text:a xlink:type="simple" xlink:href="#5.9.Pensio.Moto.Initialize|outline" text:style-name="Internet_20_link" text:visited-style-name="Internet_20_link">Pensio.Moto.Initialize<text:tab/>14</text:a></text:p>
          <text:p text:style-name="P20"><text:a xlink:type="simple" xlink:href="#5.10.Pensio.Moto.AddCreditCard|outline" text:style-name="Internet_20_link" text:visited-style-name="Internet_20_link">Pensio.Moto.AddCreditCard<text:tab/>15</text:a></text:p>
          <text:p text:style-name="P20"><text:a xlink:type="simple" xlink:href="#5.11.Pensio.Moto.Show|outline" text:style-name="Internet_20_link" text:visited-style-name="Internet_20_link">Pensio.Moto.Show<text:tab/>16</text:a></text:p>
          <text:p text:style-name="P19"><text:a xlink:type="simple" xlink:href="#6.Appendix A|outline" text:style-name="Internet_20_link" text:visited-style-name="Internet_20_link">Appendix A<text:tab/>17</text:a></text:p>
          <text:p text:style-name="P20"><text:a xlink:type="simple" xlink:href="#6.1.IMerchant.cs|outline" text:style-name="Internet_20_link" text:visited-style-name="Internet_20_link">IMerchant.cs<text:tab/>17</text:a></text:p>
          <text:p text:style-name="P20"><text:a xlink:type="simple" xlink:href="#6.2.IMoto.cs|outline" text:style-name="Internet_20_link" text:visited-style-name="Internet_20_link">IMoto.cs<text:tab/>17</text:a></text:p>
          <text:p text:style-name="P20"><text:a xlink:type="simple" xlink:href="#6.3.IPayment.cs|outline" text:style-name="Internet_20_link" text:visited-style-name="Internet_20_link">IPayment.cs<text:tab/>17</text:a></text:p>
          <text:p text:style-name="P20"><text:a xlink:type="simple" xlink:href="#6.4.IComPaymentResult.cs|outline" text:style-name="Internet_20_link" text:visited-style-name="Internet_20_link">IComPaymentResult.cs<text:tab/>17</text:a></text:p>
          <text:p text:style-name="P20"><text:a xlink:type="simple" xlink:href="#6.5.IComSplitPaymentResult.cs|outline" text:style-name="Internet_20_link" text:visited-style-name="Internet_20_link">IComSplitPaymentResult.cs<text:tab/>18</text:a></text:p>
          <text:p text:style-name="P20"><text:a xlink:type="simple" xlink:href="#6.6.IComRecurringResult.cs|outline" text:style-name="Internet_20_link" text:visited-style-name="Internet_20_link">IComRecurringResult.cs<text:tab/>18</text:a></text:p>
        </text:index-body>
      </text:table-of-content>
      <text:p text:style-name="P2"/>
      <text:h text:style-name="P9" text:outline-level="1">Revision History</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Changes</text:p>
            </table:table-cell>
          </table:table-row>
        </table:table-header-rows>
        <table:table-row>
          <table:table-cell table:style-name="Table25.A2" office:value-type="date" office:date-value="2010-09-10">
            <text:p text:style-name="Table_20_Contents">10. Sep. 2010</text:p>
          </table:table-cell>
          <table:table-cell table:style-name="Table25.B2" office:value-type="string">
            <text:list xml:id="list1300583846" text:style-name="L1">
              <text:list-item>
                <text:p text:style-name="P13">Initial draft created for only Initialize, Capture, Refund, Release, and Split.</text:p>
              </text:list-item>
            </text:list>
          </table:table-cell>
        </table:table-row>
      </table:table>
      <text:p text:style-name="P2"/>
      <text:h text:style-name="P9" text:outline-level="1">Audience</text:h>
      <text:p text:style-name="Text_20_body">This document is targeted towards Navision developers. The reader must be proficient in C/AL and know his way around Navision. It is a pre-requisite that the reader has at least scanned the Pensio <text:a xlink:type="simple" xlink:href="https://gateway.pensio.com/documentation/Merchant_API.pdf">Merchant API Integration Guide</text:a>.</text:p>
      <text:h text:style-name="Heading_20_1" text:outline-level="1">Purpose</text:h>
      <text:p text:style-name="Text_20_body">This document describes how to install (load) the PensioMOTO component from within Navision. It also gives examples of how to use the component to complete the methods described in the Pensio <text:a xlink:type="simple" xlink:href="https://gateway.pensio.com/documentation/Merchant_API.pdf">Merchant API Integration Guide</text:a>.</text:p>
      <text:h text:style-name="P9" text:outline-level="1">Installation</text:h>
      <text:p text:style-name="Text_20_body">The component is written in .NET and compiled such that Navision can load it as a COM+ Component - called an Automation within Navision. The component resides in <text:span text:style-name="T3">PensioMoto.dll</text:span>. </text:p>
      <text:p text:style-name="Text_20_body">To load the automation you must first make it visible to Navision by running the <text:span text:style-name="T3">register.cmd</text:span> file. This file does require you to have <text:span text:style-name="T3">gacutils.exe</text:span> and <text:span text:style-name="T3">regasm.exe</text:span>. You most likely need to change the paths for these in the <text:span text:style-name="T3">register.cmd</text:span> file. Also note that to install the DLL you must execute <text:span text:style-name="T3">register.cmd</text:span> from a 32bit command line as the DLL is built for 32bit.</text:p>
      <text:h text:style-name="Heading_20_2" text:outline-level="2">DLL Structure</text:h>
      <text:p text:style-name="Text_20_body">When the DLL has been registered you can start up Navision and you should be able to add Automations of types: <text:span text:style-name="T3">PensioMoto.Merchant</text:span> and <text:span text:style-name="T3">PensioMoto.Moto</text:span>.</text:p>
      <text:p text:style-name="Text_20_body">The automation of type <text:span text:style-name="T3">PensioMoto.Merchant</text:span> contains all the calls to take care of existing reservations. The automation of type <text:span text:style-name="T3">PensioMoto.Moto</text:span> is used to bring up a MO/TO dialog from which you can send MO/TO payment directly to the Pensio Payment Gateway.</text:p>
      <text:p text:style-name="Text_20_body">All examples in this document assume that you have created the Automations:</text:p>
      <table:table table:name="Table10" table:style-name="Table10">
        <table:table-column table:style-name="Table10.A"/>
        <table:table-column table:style-name="Table10.B"/>
        <table:table-header-rows>
          <table:table-row>
            <table:table-cell table:style-name="Table10.A1" office:value-type="string">
              <text:p text:style-name="Table_20_Heading">Name</text:p>
            </table:table-cell>
            <table:table-cell table:style-name="Table10.B1" office:value-type="string">
              <text:p text:style-name="Table_20_Heading">Type</text:p>
            </table:table-cell>
          </table:table-row>
        </table:table-header-rows>
        <table:table-row>
          <table:table-cell table:style-name="Table10.A2" office:value-type="string">
            <text:p text:style-name="Table_20_Contents"><text:span text:style-name="T3">Merchant</text:span></text:p>
          </table:table-cell>
          <table:table-cell table:style-name="Table10.B2" office:value-type="string">
            <text:p text:style-name="Table_20_Contents"><text:span text:style-name="T3">PensioMoto.Merchant</text:span></text:p>
          </table:table-cell>
        </table:table-row>
        <table:table-row>
          <table:table-cell table:style-name="Table10.A2" office:value-type="string">
            <text:p text:style-name="Table_20_Contents"><text:span text:style-name="T3">PensioMoto</text:span></text:p>
          </table:table-cell>
          <table:table-cell table:style-name="Table10.B2" office:value-type="string">
            <text:p text:style-name="Table_20_Contents"><text:span text:style-name="T3">PensioMoto.Moto</text:span></text:p>
          </table:table-cell>
        </table:table-row>
        <table:table-row>
          <table:table-cell table:style-name="Table10.A2" office:value-type="string">
            <text:p text:style-name="Table_20_Contents"><text:span text:style-name="T3">Result</text:span></text:p>
          </table:table-cell>
          <table:table-cell table:style-name="Table10.B2" office:value-type="string">
            <text:p text:style-name="Table_20_Contents"><text:span text:style-name="T3">PensioMoto.IComPaymentResult</text:span></text:p>
          </table:table-cell>
        </table:table-row>
        <table:table-row>
          <table:table-cell table:style-name="Table10.A2" office:value-type="string">
            <text:p text:style-name="Table_20_Contents"><text:span text:style-name="T3">SplitResult</text:span></text:p>
          </table:table-cell>
          <table:table-cell table:style-name="Table10.B2" office:value-type="string">
            <text:p text:style-name="Table_20_Contents"><text:span text:style-name="T3">PensioMoto.IComSplitPaymentResult</text:span></text:p>
          </table:table-cell>
        </table:table-row>
        <table:table-row>
          <table:table-cell table:style-name="Table10.A2" office:value-type="string">
            <text:p text:style-name="Table_20_Contents"><text:span text:style-name="T3">RecurringResult</text:span></text:p>
          </table:table-cell>
          <table:table-cell table:style-name="Table10.B2" office:value-type="string">
            <text:p text:style-name="Table_20_Contents"><text:span text:style-name="T3">PensioMoto.IComRecurringResult</text:span></text:p>
          </table:table-cell>
        </table:table-row>
      </table:table>
      <text:p text:style-name="Text_20_body"/>
      <text:h text:style-name="P9" text:outline-level="1">Function calls</text:h>
      <text:p text:style-name="Text_20_body">Both automations have a number of function calls which map almost one-to-one with the API calls described in the <text:a xlink:type="simple" xlink:href="https://gateway.pensio.com/documentation/Merchant_API.pdf">Merchant API Integration Guide</text:a>. The big difference is that the automations need to be initialized with information about your Pensio Merchant Account.</text:p>
      <text:h text:style-name="Heading_20_2" text:outline-level="2">Pensio.Merchant.Initialize</text:h>
      <text:p text:style-name="Text_20_body">This method will initialize the <text:span text:style-name="T3">Pensio.Merchant</text:span> automation. Once it has been initialized it can be used for all the actual operations. The initialization it self does not contact Pensio if the parameters are invalid this will not show before the first actual use of the automation.</text:p>
      <text:h text:style-name="Heading_20_3" text:outline-level="3">Parameters</text:h>
      <table:table table:name="Table1" table:style-name="Table1">
        <table:table-column table:style-name="Table1.A"/>
        <table:table-column table:style-name="Table1.B"/>
        <table:table-column table:style-name="Table1.C"/>
        <table:table-row>
          <table:table-cell table:style-name="Table1.A1" office:value-type="string">
            <text:p text:style-name="P8">gatewayUrl</text:p>
          </table:table-cell>
          <table:table-cell table:style-name="Table1.A1" office:value-type="string">
            <text:p text:style-name="P7">The url of the Pensio Payment Gateway. When doing integration testing this will be</text:p>
            <text:p text:style-name="P7"><text:a xlink:type="simple" xlink:href="https://testgateway.pensio.com/merchant.php/API/">https://testgateway.pensio.com/merchant/API/</text:a></text:p>
            <text:p text:style-name="P7">When going into production it will something like</text:p>
            <text:p text:style-name="P7"><text:a xlink:type="simple" xlink:href="https://shopname.pensio.com/merchant/API/">https://shopname.pensio.com/merchant/API/</text:a></text:p>
          </table:table-cell>
          <table:table-cell table:style-name="Table1.C1" office:value-type="string">
            <text:p text:style-name="P7">string</text:p>
          </table:table-cell>
        </table:table-row>
        <table:table-row>
          <table:table-cell table:style-name="Table1.A2" office:value-type="string">
            <text:p text:style-name="P8">apiUsername</text:p>
          </table:table-cell>
          <table:table-cell table:style-name="Table1.A2" office:value-type="string">
            <text:p text:style-name="P7">The username you have been given by Pensio for your API user</text:p>
          </table:table-cell>
          <table:table-cell table:style-name="Table1.C2" office:value-type="string">
            <text:p text:style-name="P7">string</text:p>
          </table:table-cell>
        </table:table-row>
        <table:table-row>
          <table:table-cell table:style-name="Table1.A2" office:value-type="string">
            <text:p text:style-name="P8">apiPassword</text:p>
          </table:table-cell>
          <table:table-cell table:style-name="Table1.A2" office:value-type="string">
            <text:p text:style-name="P7">The password you have been given by Pensio for your API user</text:p>
          </table:table-cell>
          <table:table-cell table:style-name="Table1.C2" office:value-type="string">
            <text:p text:style-name="P7">string</text:p>
          </table:table-cell>
        </table:table-row>
        <table:table-row>
          <table:table-cell table:style-name="Table1.A2" office:value-type="string">
            <text:p text:style-name="P8">terminal</text:p>
          </table:table-cell>
          <table:table-cell table:style-name="Table1.A2" office:value-type="string">
            <text:p text:style-name="P7">The name of the Pensio terminal you want to work with, could be “Shopname Test Terminal” or “Shopname Beer Campaign Terminal”</text:p>
          </table:table-cell>
          <table:table-cell table:style-name="Table1.C2" office:value-type="string">
            <text:p text:style-name="P7">string</text:p>
          </table:table-cell>
        </table:table-row>
      </table:table>
      <text:h text:style-name="Heading_20_3" text:outline-level="3">Example</text:h>
      <table:table table:name="Table5" table:style-name="Table5">
        <table:table-column table:style-name="Table5.A"/>
        <table:table-row>
          <table:table-cell table:style-name="Table5.A1" office:value-type="string">
            <text:p text:style-name="P15">IF ISCLEAR(Merchant) THEN</text:p>
            <text:p text:style-name="P15"><text:s text:c="2"/>CREATE(Merchant);</text:p>
            <text:p text:style-name="P15"/>
            <text:p text:style-name="P15">Merchant.Initialize(</text:p>
            <text:p text:style-name="P15"><text:s text:c="2"/>'<text:a xlink:type="simple" xlink:href="https://testgateway.pensio.com/merchant/API/">https://testgateway.pensio.com/merchant/API/</text:a>',</text:p>
            <text:p text:style-name="P15"><text:s text:c="2"/>'shop api',</text:p>
            <text:p text:style-name="P15"><text:s text:c="2"/>'S3c73t',</text:p>
            <text:p text:style-name="P15"><text:s text:c="2"/>'Test Terminal'</text:p>
            <text:p text:style-name="P15">);</text:p>
          </table:table-cell>
        </table:table-row>
      </table:table>
      <text:p text:style-name="Standard"/>
      <text:h text:style-name="P10" text:outline-level="2">Pensio.Merchant.Capture</text:h>
      <text:p text:style-name="Text_20_body">This method is used to capture the funds of a reservation. The reservation can either have been obtained by a webshop integration with our <text:a xlink:type="simple" xlink:href="https://gateway.pensio.com/documentation/eCommerce_API.pdf">eCommerce API</text:a> or it could have been obtained by the MO/TO automation described later in this document.</text:p>
      <text:h text:style-name="Heading_20_3" text:outline-level="3">Parameters</text:h>
      <table:table table:name="Table6" table:style-name="Table6">
        <table:table-column table:style-name="Table6.A"/>
        <table:table-column table:style-name="Table6.B"/>
        <table:table-column table:style-name="Table6.C"/>
        <table:table-row>
          <table:table-cell table:style-name="Table6.A1" office:value-type="string">
            <text:p text:style-name="P8">paymentId</text:p>
          </table:table-cell>
          <table:table-cell table:style-name="Table6.A1" office:value-type="string">
            <text:p text:style-name="P7">The id of the payment representing the reservation. (<text:span text:style-name="T2">This is sometimes referred to as the transaction_id</text:span>)</text:p>
          </table:table-cell>
          <table:table-cell table:style-name="Table6.C1" office:value-type="string">
            <text:p text:style-name="P7">string</text:p>
          </table:table-cell>
        </table:table-row>
        <table:table-row>
          <table:table-cell table:style-name="Table6.A2" office:value-type="string">
            <text:p text:style-name="P8">amount</text:p>
          </table:table-cell>
          <table:table-cell table:style-name="Table6.A2" office:value-type="string">
            <text:p text:style-name="P7">The amount to capture. This can either be the same amount as the original reservation or less.</text:p>
          </table:table-cell>
          <table:table-cell table:style-name="Table6.C2" office:value-type="string">
            <text:p text:style-name="P7">double</text:p>
          </table:table-cell>
        </table:table-row>
      </table:table>
      <text:h text:style-name="Heading_20_3" text:outline-level="3">Example</text:h>
      <table:table table:name="Table11" table:style-name="Table11">
        <table:table-column table:style-name="Table11.A"/>
        <table:table-row>
          <table:table-cell table:style-name="Table11.A1" office:value-type="string">
            <text:p text:style-name="P15">IF ISCLEAR(Merchant) THEN</text:p>
            <text:p text:style-name="P15"><text:s text:c="2"/>CREATE(Merchant);</text:p>
            <text:p text:style-name="P15"/>
            <text:p text:style-name="P15">Merchant.Initialize(</text:p>
            <text:p text:style-name="P15"><text:s text:c="2"/>'<text:a xlink:type="simple" xlink:href="https://testgateway.pensio.com/merchant/API/">https://testgateway.pensio.com/merchant/API/</text:a>',</text:p>
            <text:p text:style-name="P15"><text:s text:c="2"/>'shop api',</text:p>
            <text:p text:style-name="P15"><text:s text:c="2"/>'S3c73t',</text:p>
            <text:p text:style-name="P15"><text:s text:c="2"/>'Test Terminal'</text:p>
            <text:p text:style-name="P15">);</text:p>
            <text:p text:style-name="P15"/>
            <text:p text:style-name="P15">Result := Merchant.Capture('1234567890', 42.95);</text:p>
            <text:p text:style-name="P15"/>
            <text:p text:style-name="P15">IF Result.Result = 'Success' THEN</text:p>
            <text:p text:style-name="P15"><text:s text:c="2"/>MESSAGE('New payment status: '+FORMAT(Result.Payment.PaymentStatus))</text:p>
            <text:p text:style-name="P15">ELSE</text:p>
            <text:p text:style-name="P15"><text:s text:c="2"/>MESSAGE(Result.Result+' '+Result.ResultMessage);</text:p>
          </table:table-cell>
        </table:table-row>
      </table:table>
      <text:p text:style-name="Standard"/>
      <text:h text:style-name="P10" text:outline-level="2">Pensio.Merchant.Refund</text:h>
      <text:p text:style-name="Text_20_body">This method is used if the customer returns the good purchased or for some other reason you need to reimburse the funds to the customers card.</text:p>
      <text:h text:style-name="Heading_20_3" text:outline-level="3">Parameters</text:h>
      <table:table table:name="Table2" table:style-name="Table2">
        <table:table-column table:style-name="Table2.A"/>
        <table:table-column table:style-name="Table2.B"/>
        <table:table-column table:style-name="Table2.C"/>
        <table:table-row>
          <table:table-cell table:style-name="Table2.A1" office:value-type="string">
            <text:p text:style-name="P8">paymentId</text:p>
          </table:table-cell>
          <table:table-cell table:style-name="Table2.A1" office:value-type="string">
            <text:p text:style-name="P7">The id of the payment representing the captured reservation. (<text:span text:style-name="T2">This is sometimes referred to as the transaction_id</text:span>)</text:p>
          </table:table-cell>
          <table:table-cell table:style-name="Table2.C1" office:value-type="string">
            <text:p text:style-name="P7">string</text:p>
          </table:table-cell>
        </table:table-row>
        <table:table-row>
          <table:table-cell table:style-name="Table2.A2" office:value-type="string">
            <text:p text:style-name="P8">amount</text:p>
          </table:table-cell>
          <table:table-cell table:style-name="Table2.A2" office:value-type="string">
            <text:p text:style-name="P7">The amount to refund. This can either be the same amount as the original capture or less.</text:p>
          </table:table-cell>
          <table:table-cell table:style-name="Table2.C2" office:value-type="string">
            <text:p text:style-name="P7">double</text:p>
          </table:table-cell>
        </table:table-row>
      </table:table>
      <text:h text:style-name="Heading_20_3" text:outline-level="3">Example</text:h>
      <table:table table:name="Table3" table:style-name="Table3">
        <table:table-column table:style-name="Table3.A"/>
        <table:table-row>
          <table:table-cell table:style-name="Table3.A1" office:value-type="string">
            <text:p text:style-name="P15">IF ISCLEAR(Merchant) THEN</text:p>
            <text:p text:style-name="P15"><text:s text:c="2"/>CREATE(Merchant);</text:p>
            <text:p text:style-name="P15"/>
            <text:p text:style-name="P15">Merchant.Initialize(</text:p>
            <text:p text:style-name="P15"><text:s text:c="2"/>'<text:a xlink:type="simple" xlink:href="https://testgateway.pensio.com/merchant/API/">https://testgateway.pensio.com/merchant/API/</text:a>',</text:p>
            <text:p text:style-name="P15"><text:s text:c="2"/>'shop api',</text:p>
            <text:p text:style-name="P15"><text:s text:c="2"/>'S3c73t',</text:p>
            <text:p text:style-name="P15"><text:s text:c="2"/>'Test Terminal'</text:p>
            <text:p text:style-name="P15">);</text:p>
            <text:p text:style-name="P15"/>
            <text:p text:style-name="P15">Result := Merchant.Refund('1234567890', 12.95);</text:p>
            <text:p text:style-name="P15"/>
            <text:p text:style-name="P15">IF Result.Result = 'Success' THEN</text:p>
            <text:p text:style-name="P15"><text:s text:c="2"/>MESSAGE('New payment status: '+FORMAT(Result.Payment.PaymentStatus))</text:p>
            <text:p text:style-name="P15">ELSE</text:p>
            <text:p text:style-name="P15"><text:s text:c="2"/>MESSAGE(Result.Result+' '+Result.ResultMessage);</text:p>
          </table:table-cell>
        </table:table-row>
      </table:table>
      <text:p text:style-name="Standard"/>
      <text:h text:style-name="P10" text:outline-level="2">Pensio.Merchant.Release</text:h>
      <text:p text:style-name="Text_20_body">This method is used if for some reason you cannot or will not deliver the goods purchased. It can only be used if no prior capture has been executed.</text:p>
      <text:h text:style-name="Heading_20_3" text:outline-level="3">Parameters</text:h>
      <table:table table:name="Table4" table:style-name="Table4">
        <table:table-column table:style-name="Table4.A"/>
        <table:table-column table:style-name="Table4.B"/>
        <table:table-column table:style-name="Table4.C"/>
        <table:table-row>
          <table:table-cell table:style-name="Table4.A1" office:value-type="string">
            <text:p text:style-name="P8">paymentId</text:p>
          </table:table-cell>
          <table:table-cell table:style-name="Table4.A1" office:value-type="string">
            <text:p text:style-name="P7">The id of the payment representing the reservation. (<text:span text:style-name="T2">This is sometimes referred to as the transaction_id</text:span>)</text:p>
          </table:table-cell>
          <table:table-cell table:style-name="Table4.C1" office:value-type="string">
            <text:p text:style-name="P7">string</text:p>
          </table:table-cell>
        </table:table-row>
      </table:table>
      <text:h text:style-name="Heading_20_3" text:outline-level="3">Example</text:h>
      <table:table table:name="Table7" table:style-name="Table7">
        <table:table-column table:style-name="Table7.A"/>
        <table:table-row>
          <table:table-cell table:style-name="Table7.A1" office:value-type="string">
            <text:p text:style-name="P15">IF ISCLEAR(Merchant) THEN</text:p>
            <text:p text:style-name="P15"><text:s text:c="2"/>CREATE(Merchant);</text:p>
            <text:p text:style-name="P15"/>
            <text:p text:style-name="P15">Merchant.Initialize(</text:p>
            <text:p text:style-name="P15"><text:s text:c="2"/>'<text:a xlink:type="simple" xlink:href="https://testgateway.pensio.com/merchant/API/">https://testgateway.pensio.com/merchant/API/</text:a>',</text:p>
            <text:p text:style-name="P15"><text:s text:c="2"/>'shop api',</text:p>
            <text:p text:style-name="P15"><text:s text:c="2"/>'S3c73t',</text:p>
            <text:p text:style-name="P15"><text:s text:c="2"/>'Test Terminal'</text:p>
            <text:p text:style-name="P15">);</text:p>
            <text:p text:style-name="P15"/>
            <text:p text:style-name="P15">Result := Merchant.ReleaseReservation('1234567890');</text:p>
            <text:p text:style-name="P15"/>
            <text:p text:style-name="P15">IF Result.Result = 'Success' THEN</text:p>
            <text:p text:style-name="P15"><text:s text:c="2"/>MESSAGE('New payment status: '+FORMAT(Result.Payment.PaymentStatus))</text:p>
            <text:p text:style-name="P15">ELSE</text:p>
            <text:p text:style-name="P15"><text:s text:c="2"/>MESSAGE(Result.Result+' '+Result.ResultMessage);</text:p>
          </table:table-cell>
        </table:table-row>
      </table:table>
      <text:p text:style-name="Standard"/>
      <text:h text:style-name="P10" text:outline-level="2">Pensio.Merchant.Split</text:h>
      <text:p text:style-name="Text_20_body">This method is used to split one reservation into two. It will soon be superseded by the ability to do multiple captures against the same reservation.</text:p>
      <text:h text:style-name="Heading_20_3" text:outline-level="3">Parameters</text:h>
      <table:table table:name="Table8" table:style-name="Table8">
        <table:table-column table:style-name="Table8.A"/>
        <table:table-column table:style-name="Table8.B"/>
        <table:table-column table:style-name="Table8.C"/>
        <table:table-row>
          <table:table-cell table:style-name="Table8.A1" office:value-type="string">
            <text:p text:style-name="P8">paymentId</text:p>
          </table:table-cell>
          <table:table-cell table:style-name="Table8.A1" office:value-type="string">
            <text:p text:style-name="P7">The id of the payment representing the reservation. (<text:span text:style-name="T2">This is sometimes referred to as the transaction_id</text:span>)</text:p>
          </table:table-cell>
          <table:table-cell table:style-name="Table8.C1" office:value-type="string">
            <text:p text:style-name="P7">String</text:p>
          </table:table-cell>
        </table:table-row>
        <table:table-row>
          <table:table-cell table:style-name="Table8.A2" office:value-type="string">
            <text:p text:style-name="P8">amount</text:p>
          </table:table-cell>
          <table:table-cell table:style-name="Table8.A2" office:value-type="string">
            <text:p text:style-name="P7">The first amount to split into. The other amount will be the reserved amount minus this amount.</text:p>
            <text:p text:style-name="P7">The amount must be less than the reserved amount and more than zero.</text:p>
          </table:table-cell>
          <table:table-cell table:style-name="Table8.C2" office:value-type="string">
            <text:p text:style-name="P7">double</text:p>
          </table:table-cell>
        </table:table-row>
      </table:table>
      <text:h text:style-name="Heading_20_3" text:outline-level="3">Example</text:h>
      <table:table table:name="Table9" table:style-name="Table9">
        <table:table-column table:style-name="Table9.A"/>
        <table:table-row>
          <table:table-cell table:style-name="Table9.A1" office:value-type="string">
            <text:p text:style-name="P15">IF ISCLEAR(Merchant) THEN</text:p>
            <text:p text:style-name="P15"><text:s text:c="2"/>CREATE(Merchant);</text:p>
            <text:p text:style-name="P15"/>
            <text:p text:style-name="P15">Merchant.Initialize(</text:p>
            <text:p text:style-name="P15"><text:s text:c="2"/>'<text:a xlink:type="simple" xlink:href="https://testgateway.pensio.com/merchant/API/">https://testgateway.pensio.com/merchant/API/</text:a>',</text:p>
            <text:p text:style-name="P15"><text:s text:c="2"/>'shop api',</text:p>
            <text:p text:style-name="P15"><text:s text:c="2"/>'S3c73t',</text:p>
            <text:p text:style-name="P15"><text:s text:c="2"/>'Test Terminal'</text:p>
            <text:p text:style-name="P15">);</text:p>
            <text:p text:style-name="P15"/>
            <text:p text:style-name="P15"/>
            <text:p text:style-name="P15">SplitResult := Merchant.Split('1234567890', 10);</text:p>
            <text:p text:style-name="P15"/>
            <text:p text:style-name="P15">IF Result.Result = 'Success' THEN</text:p>
            <text:p text:style-name="P15"><text:s text:c="2"/>MESSAGE('First <text:s/>payment: '+format(Result.SplitPayment1.ReservedAmount))</text:p>
            <text:p text:style-name="P15"><text:s text:c="2"/>MESSAGE('Second payment: '+format(Result.SplitPayment2.ReservedAmount))</text:p>
            <text:p text:style-name="P15">ELSE</text:p>
            <text:p text:style-name="P15"><text:s text:c="2"/>MESSAGE(Result.Result+' '+Result.ResultMessage);</text:p>
          </table:table-cell>
        </table:table-row>
      </table:table>
      <text:p text:style-name="Standard"/>
      <text:h text:style-name="P10" text:outline-level="2">Pensio.Merchant.GetPayment</text:h>
      <text:p text:style-name="P11">(missing documentation)</text:p>
      <text:p text:style-name="Text_20_body"/>
      <text:h text:style-name="P10" text:outline-level="2">Pensio.Merchant.PreauthRecurring</text:h>
      <text:p text:style-name="Text_20_body"><text:span text:style-name="T2">(missing documentation)</text:span></text:p>
      <text:p text:style-name="Text_20_body"/>
      <text:h text:style-name="P10" text:outline-level="2">Pensio.Merchant.CaptureRecurring</text:h>
      <text:p text:style-name="P11">(missing documentation)</text:p>
      <text:p text:style-name="Text_20_body"/>
      <text:h text:style-name="P10" text:outline-level="2">Pensio.Moto.Initialize</text:h>
      <text:p text:style-name="P11">(missing documentation)</text:p>
      <text:p text:style-name="Text_20_body"/>
      <text:h text:style-name="P10" text:outline-level="2">Pensio.Moto.AddCreditCard</text:h>
      <text:p text:style-name="P11">(missing documentation)</text:p>
      <text:p text:style-name="Text_20_body"/>
      <text:h text:style-name="P10" text:outline-level="2">Pensio.Moto.Show</text:h>
      <text:p text:style-name="P11">(missing documentation)</text:p>
      <text:p text:style-name="Text_20_body"/>
      <text:h text:style-name="P9" text:outline-level="1">Appendix A</text:h>
      <text:p text:style-name="Text_20_body">The following is the source-code for the COM interfaces. These should not be used but are only here for reference.</text:p>
      <text:h text:style-name="Heading_20_2" text:outline-level="2">IMerchant.cs</text:h>
      <table:table table:name="Table12" table:style-name="Table12">
        <table:table-column table:style-name="Table12.A"/>
        <table:table-row>
          <table:table-cell table:style-name="Table12.A1" office:value-type="string">
            <text:p text:style-name="P16">namespace PensioMoto</text:p>
            <text:p text:style-name="P16">{</text:p>
            <text:p text:style-name="P16"><text:tab/>[ComVisible(true)]</text:p>
            <text:p text:style-name="P16"><text:tab/>public interface IMerchant</text:p>
            <text:p text:style-name="P16"><text:tab/>{</text:p>
            <text:p text:style-name="P16"><text:tab/><text:tab/>void Initialize(string gatewayUrl, string apiUsername, string apiPassword, string terminal);</text:p>
            <text:p text:style-name="P16"><text:tab/><text:tab/>IComPaymentResult Capture(string paymentId, double amount);</text:p>
            <text:p text:style-name="P16"><text:tab/><text:tab/>IComPaymentResult Refund(string paymentId, double amount);</text:p>
            <text:p text:style-name="P16"><text:tab/><text:tab/>IComPaymentResult ReleaseReservation(string paymentId);</text:p>
            <text:p text:style-name="P16"><text:tab/><text:tab/>IComSplitPaymentResult Split(string paymentId, double amount);</text:p>
            <text:p text:style-name="P16"><text:tab/><text:tab/>IComPaymentResult GetPayment(string paymentId);</text:p>
            <text:p text:style-name="P16"><text:tab/><text:tab/>IComRecurringResult CaptureRecurring(string recurringPaymentId, double amount);</text:p>
            <text:p text:style-name="P16"><text:tab/><text:tab/>IComRecurringResult PreauthRecurring(string recurringPaymentId, double amount);</text:p>
            <text:p text:style-name="P16"><text:tab/>}</text:p>
            <text:p text:style-name="P16">}</text:p>
          </table:table-cell>
        </table:table-row>
      </table:table>
      <text:h text:style-name="Heading_20_2" text:outline-level="2">IMoto.cs</text:h>
      <table:table table:name="Table13" table:style-name="Table13">
        <table:table-column table:style-name="Table13.A"/>
        <table:table-row>
          <table:table-cell table:style-name="Table13.A1" office:value-type="string">
            <text:p text:style-name="P16">namespace PensioMoto</text:p>
            <text:p text:style-name="P16">{</text:p>
            <text:p text:style-name="P16"><text:tab/>[ComVisible(true)]</text:p>
            <text:p text:style-name="P16"><text:tab/>public interface IMoto</text:p>
            <text:p text:style-name="P16"><text:tab/>{</text:p>
            <text:p text:style-name="P16"><text:tab/><text:tab/>void Initialize(string gatewayUrl, string apiUsername, string apiPassword, </text:p>
            <text:p text:style-name="P16"><text:tab/><text:tab/><text:tab/>string terminal, string orderId, double amount, int currency, string paymentType);</text:p>
            <text:p text:style-name="P16"><text:tab/><text:tab/>void AddCreditCard(string maskedPan, string cardToken);</text:p>
            <text:p text:style-name="P16"><text:tab/><text:tab/>IComPaymentResult Show();</text:p>
            <text:p text:style-name="P16"><text:tab/>}</text:p>
            <text:p text:style-name="P16">}</text:p>
          </table:table-cell>
        </table:table-row>
      </table:table>
      <text:h text:style-name="Heading_20_2" text:outline-level="2">IPayment.cs</text:h>
      <table:table table:name="Table14" table:style-name="Table14">
        <table:table-column table:style-name="Table14.A"/>
        <table:table-row>
          <table:table-cell table:style-name="Table14.A1" office:value-type="string">
            <text:p text:style-name="P16">namespace PensioMoto</text:p>
            <text:p text:style-name="P16">{</text:p>
            <text:p text:style-name="P16"><text:tab/>[ComVisible(true)]</text:p>
            <text:p text:style-name="P16"><text:tab/>public interface IPayment</text:p>
            <text:p text:style-name="P16"><text:tab/>{</text:p>
            <text:p text:style-name="P16"><text:tab/><text:tab/>string PaymentId { get; set; }</text:p>
            <text:p text:style-name="P16"><text:tab/><text:tab/>string ShopOrderId { get; set; }</text:p>
            <text:p text:style-name="P16"><text:tab/><text:tab/>string Terminal { get; set; }</text:p>
            <text:p text:style-name="P16"><text:tab/><text:tab/>string PaymentStatus { get; set; }</text:p>
            <text:p text:style-name="P16"><text:tab/><text:tab/>string CardStatus { get; set; }</text:p>
            <text:p text:style-name="P16"><text:tab/><text:tab/>string CreditCardToken { get; set; }</text:p>
            <text:p text:style-name="P16"><text:tab/><text:tab/>string CreditCardMaskedPan { get; set; }</text:p>
            <text:p text:style-name="P16"><text:tab/><text:tab/>double ReservedAmount { get; set; }</text:p>
            <text:p text:style-name="P16"><text:tab/><text:tab/>double CapturedAmount { get; set; }</text:p>
            <text:p text:style-name="P16"><text:tab/><text:tab/>double RefundedAmount { get; set; }</text:p>
            <text:p text:style-name="P16"><text:tab/>}</text:p>
            <text:p text:style-name="P16">}</text:p>
          </table:table-cell>
        </table:table-row>
      </table:table>
      <text:h text:style-name="Heading_20_2" text:outline-level="2">IComPaymentResult.cs</text:h>
      <table:table table:name="Table15" table:style-name="Table15">
        <table:table-column table:style-name="Table15.A"/>
        <table:table-row>
          <table:table-cell table:style-name="Table15.A1" office:value-type="string">
            <text:p text:style-name="P16">namespace PensioMoto</text:p>
            <text:p text:style-name="P16">{</text:p>
            <text:p text:style-name="P16"><text:tab/>[ComVisible(true)]</text:p>
            <text:p text:style-name="P16"><text:tab/>public interface IComPaymentResult</text:p>
            <text:p text:style-name="P16"><text:tab/>{</text:p>
            <text:p text:style-name="P16"><text:tab/><text:tab/>string Result { get; set; }</text:p>
            <text:p text:style-name="P16"><text:tab/><text:tab/>string ResultMessage { get; set; }</text:p>
            <text:p text:style-name="P16"><text:tab/><text:tab/>IPayment Payment { get; set; }</text:p>
            <text:p text:style-name="P16"><text:tab/>}</text:p>
            <text:p text:style-name="P16">}</text:p>
          </table:table-cell>
        </table:table-row>
      </table:table>
      <text:h text:style-name="Heading_20_2" text:outline-level="2"><text:soft-page-break/>IComSplitPaymentResult.cs</text:h>
      <table:table table:name="Table16" table:style-name="Table16">
        <table:table-column table:style-name="Table16.A"/>
        <table:table-row>
          <table:table-cell table:style-name="Table16.A1" office:value-type="string">
            <text:p text:style-name="P16">namespace PensioMoto</text:p>
            <text:p text:style-name="P16">{</text:p>
            <text:p text:style-name="P16"><text:tab/>[ComVisible(true)]</text:p>
            <text:p text:style-name="P16"><text:tab/>public interface IComSplitPaymentResult</text:p>
            <text:p text:style-name="P16"><text:tab/>{</text:p>
            <text:p text:style-name="P16"><text:tab/><text:tab/>string Result { get; set; }</text:p>
            <text:p text:style-name="P16"><text:tab/><text:tab/>string ResultMessage { get; set; }</text:p>
            <text:p text:style-name="P16"><text:tab/><text:tab/>IPayment Payment { get; set; }</text:p>
            <text:p text:style-name="P16"/>
            <text:p text:style-name="P16"><text:tab/><text:tab/>IPayment SplitPayment1 { get; set; }</text:p>
            <text:p text:style-name="P16"><text:tab/><text:tab/>IPayment SplitPayment2 { get; set; }</text:p>
            <text:p text:style-name="P16"><text:tab/>}</text:p>
            <text:p text:style-name="P16">}</text:p>
          </table:table-cell>
        </table:table-row>
      </table:table>
      <text:h text:style-name="Heading_20_2" text:outline-level="2">IComRecurringResult.cs</text:h>
      <table:table table:name="Table17" table:style-name="Table17">
        <table:table-column table:style-name="Table17.A"/>
        <table:table-row>
          <table:table-cell table:style-name="Table17.A1" office:value-type="string">
            <text:p text:style-name="P16">namespace PensioMoto</text:p>
            <text:p text:style-name="P16">{</text:p>
            <text:p text:style-name="P16"><text:tab/>[ComVisible(true)]</text:p>
            <text:p text:style-name="P16"><text:tab/>public interface IComRecurringResult</text:p>
            <text:p text:style-name="P16"><text:tab/>{</text:p>
            <text:p text:style-name="P16"><text:tab/><text:tab/>string Result { get; set; }</text:p>
            <text:p text:style-name="P16"><text:tab/><text:tab/>string ResultMessage { get; set; }</text:p>
            <text:p text:style-name="P16"><text:tab/><text:tab/>IPayment Payment { get; set; }</text:p>
            <text:p text:style-name="P16"/>
            <text:p text:style-name="P16"><text:tab/><text:tab/>IPayment RecurringPayment { get; set; }</text:p>
            <text:p text:style-name="P16"><text:tab/>}</text:p>
            <text:p text:style-name="P16">}</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xlink:href="Pictures/100002010000014700000105C50DA655.png" xlink:type="simple" xlink:actuate="onLoad"/>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erchant API Component for Navision</text:p>
      </style:header>
      <style:footer>
        <text:p text:style-name="MP2"><text:page-number text:select-page="current">18</text:page-number> of <text:page-count>1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2</meta:generator>
    <meta:initial-creator>Emanuel Greisen</meta:initial-creator>
    <meta:creation-date>2009-01-28T14:26:07</meta:creation-date>
    <dc:date>2010-09-10T22:11:04</dc:date>
    <meta:editing-cycles>218</meta:editing-cycles>
    <meta:editing-duration>PT55H16M13S</meta:editing-duration>
    <meta:document-statistic meta:table-count="18" meta:image-count="0" meta:object-count="0" meta:page-count="18" meta:paragraph-count="284" meta:word-count="1252" meta:character-count="9631"/>
    <meta:user-defined meta:name="Info 1"/>
    <meta:user-defined meta:name="Info 2"/>
    <meta:user-defined meta:name="Info 3"/>
    <meta:user-defined meta:name="Info 4"/>
  </office:meta>
</office:document-meta>
</file>